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23f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97a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8135d" officeooo:paragraph-rsid="00297a9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263c" officeooo:paragraph-rsid="0033263c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510fa" officeooo:paragraph-rsid="004865a5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b1f34" officeooo:paragraph-rsid="00297a9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03ffb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03ff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323f40"/>
    </style:style>
    <style:style style:name="P10" style:family="paragraph" style:parent-style-name="Standard">
      <style:paragraph-properties fo:text-align="start" style:justify-single-word="false"/>
      <style:text-properties officeooo:paragraph-rsid="00503ffb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DejaVu Sans Condensed" fo:font-size="12pt" fo:font-weight="bold" officeooo:rsid="004e3379" officeooo:paragraph-rsid="004e3379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865a5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33263c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343449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35f682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3b5ce8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297a9e"/>
    </style:style>
    <style:style style:name="P18" style:family="paragraph" style:parent-style-name="Standard" style:list-style-name="L6">
      <style:paragraph-properties fo:text-align="start" style:justify-single-word="false"/>
      <style:text-properties officeooo:paragraph-rsid="00517b7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4510fa" officeooo:paragraph-rsid="0048c7fa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510fa" officeooo:paragraph-rsid="004865a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17b7d" officeooo:paragraph-rsid="00517b7d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3263c" officeooo:paragraph-rsid="0033263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3bbe7" officeooo:paragraph-rsid="003424a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3bbe7" officeooo:paragraph-rsid="00517b7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0392a" officeooo:paragraph-rsid="0040392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text-properties style:font-name="DejaVu Sans Condensed" fo:font-size="12pt" officeooo:rsid="0040dbed" officeooo:paragraph-rsid="0040dbed" style:font-size-asian="12pt" style:font-size-complex="12pt"/>
    </style:style>
    <style:style style:name="P27" style:family="paragraph" style:parent-style-name="Standard" style:list-style-name="L2">
      <style:text-properties style:font-name="DejaVu Sans Condensed" fo:font-size="12pt" officeooo:rsid="0016c79a" officeooo:paragraph-rsid="0040392a" style:font-size-asian="12pt" style:font-size-complex="12pt"/>
    </style:style>
    <style:style style:name="P28" style:family="paragraph" style:parent-style-name="Standard" style:list-style-name="L2">
      <style:text-properties style:font-name="DejaVu Sans Condensed" fo:font-size="12pt" officeooo:rsid="00419242" officeooo:paragraph-rsid="00419242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color="#ff0000" loext:opacity="100%" fo:font-weight="bold" officeooo:rsid="00343449" officeooo:paragraph-rsid="00343449" style:font-weight-asian="bold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343449" officeooo:paragraph-rsid="00343449"/>
    </style:style>
    <style:style style:name="P31" style:family="paragraph" style:parent-style-name="Standard" style:list-style-name="L4">
      <style:text-properties officeooo:paragraph-rsid="0035f682"/>
    </style:style>
    <style:style style:name="P32" style:family="paragraph" style:parent-style-name="Standard" style:list-style-name="L4">
      <style:text-properties officeooo:rsid="00323d32" officeooo:paragraph-rsid="0035f682"/>
    </style:style>
    <style:style style:name="P33" style:family="paragraph" style:parent-style-name="Standard" style:list-style-name="L4">
      <style:text-properties style:text-line-through-style="none" style:text-line-through-type="none" style:font-name="DejaVu Sans Condensed" fo:font-size="12pt" officeooo:rsid="00323d32" officeooo:paragraph-rsid="0035f682" style:font-size-asian="12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cb2f5" officeooo:paragraph-rsid="003cb2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text-line-through-style="solid" style:text-line-through-type="single" officeooo:paragraph-rsid="0040392a"/>
    </style:style>
    <style:style style:name="P36" style:family="paragraph" style:parent-style-name="Standard" style:list-style-name="L2">
      <style:text-properties officeooo:rsid="0040dbed" officeooo:paragraph-rsid="0040dbed"/>
    </style:style>
    <style:style style:name="T1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6ddd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bfe2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23f40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6c79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20d0f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84f6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dc46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2c4f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d556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0284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style:font-size-asian="12pt" style:font-size-complex="12pt"/>
    </style:style>
    <style:style style:name="T16" style:family="text">
      <style:text-properties style:font-name="DejaVu Sans Condensed" fo:font-size="12pt" officeooo:rsid="002bfe21" style:font-size-asian="12pt" style:font-size-complex="12pt"/>
    </style:style>
    <style:style style:name="T17" style:family="text">
      <style:text-properties style:font-name="DejaVu Sans Condensed" fo:font-size="12pt" officeooo:rsid="0016c79a" style:font-size-asian="12pt" style:font-size-complex="12pt"/>
    </style:style>
    <style:style style:name="T18" style:family="text">
      <style:text-properties style:font-name="DejaVu Sans Condensed" fo:font-size="12pt" officeooo:rsid="003b5ce8" style:font-size-asian="12pt" style:font-size-complex="12pt"/>
    </style:style>
    <style:style style:name="T19" style:family="text">
      <style:text-properties style:font-name="DejaVu Sans Condensed" fo:font-size="12pt" officeooo:rsid="002bb206" style:font-size-asian="12pt" style:font-size-complex="12pt"/>
    </style:style>
    <style:style style:name="T20" style:family="text">
      <style:text-properties style:font-name="DejaVu Sans Condensed" fo:font-size="12pt" officeooo:rsid="0040392a" style:font-size-asian="12pt" style:font-size-complex="12pt"/>
    </style:style>
    <style:style style:name="T21" style:family="text">
      <style:text-properties style:font-name="DejaVu Sans Condensed" fo:font-size="12pt" officeooo:rsid="00419242" style:font-size-asian="12pt" style:font-size-complex="12pt"/>
    </style:style>
    <style:style style:name="T22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33263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3424a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343449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3608f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35f682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3e5e79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43556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4510fa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4865a5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48c7f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517b7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normal" officeooo:rsid="004d7a4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33263c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343449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normal" fo:font-weight="bold" officeooo:rsid="0035f682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normal" fo:font-weight="bold" officeooo:rsid="003424aa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DejaVu Sans Condensed" fo:font-size="12pt" fo:font-style="normal" fo:font-weight="bold" officeooo:rsid="004510fa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DejaVu Sans Condensed" fo:font-size="12pt" fo:font-style="normal" fo:font-weight="bold" officeooo:rsid="004865a5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DejaVu Sans Condensed" fo:font-size="12pt" fo:font-style="normal" fo:font-weight="bold" officeooo:rsid="0048c7fa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DejaVu Sans Condensed" fo:font-size="12pt" fo:font-style="normal" fo:font-weight="bold" officeooo:rsid="004d7a41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45" style:family="text">
      <style:text-properties style:font-name="DejaVu Sans Condensed" fo:font-size="12pt" fo:font-style="normal" officeooo:rsid="0033263c" style:font-size-asian="12pt" style:font-style-asian="normal" style:font-size-complex="12pt" style:font-style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3424aa" style:font-weight-asian="bold" style:font-weight-complex="bold"/>
    </style:style>
    <style:style style:name="T48" style:family="text">
      <style:text-properties fo:font-weight="bold" officeooo:rsid="003e5e79" style:font-weight-asian="bold" style:font-weight-complex="bold"/>
    </style:style>
    <style:style style:name="T49" style:family="text">
      <style:text-properties fo:font-weight="bold" officeooo:rsid="004d7a41" style:font-weight-asian="bold" style:font-weight-complex="bold"/>
    </style:style>
    <style:style style:name="T50" style:family="text">
      <style:text-properties fo:font-weight="bold" officeooo:rsid="00517b7d" style:font-weight-asian="bold" style:font-weight-complex="bold"/>
    </style:style>
    <style:style style:name="T51" style:family="text">
      <style:text-properties officeooo:rsid="0031e9b2"/>
    </style:style>
    <style:style style:name="T52" style:family="text">
      <style:text-properties officeooo:rsid="003424aa"/>
    </style:style>
    <style:style style:name="T53" style:family="text">
      <style:text-properties officeooo:rsid="00343449"/>
    </style:style>
    <style:style style:name="T54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55" style:family="text">
      <style:text-properties style:text-line-through-style="none" style:text-line-through-type="none" style:font-name="DejaVu Sans Condensed" fo:font-size="12pt" officeooo:rsid="00369693" style:font-size-asian="12pt" style:font-size-complex="12pt"/>
    </style:style>
    <style:style style:name="T56" style:family="text">
      <style:text-properties style:text-line-through-style="none" style:text-line-through-type="none" style:font-name="DejaVu Sans Condensed" fo:font-size="12pt" officeooo:rsid="0034221a" style:font-size-asian="12pt" style:font-size-complex="12pt"/>
    </style:style>
    <style:style style:name="T57" style:family="text">
      <style:text-properties style:text-line-through-style="none" style:text-line-through-type="none" style:font-name="DejaVu Sans Condensed" fo:font-size="12pt" officeooo:rsid="00334589" style:font-size-asian="12pt" style:font-size-complex="12pt"/>
    </style:style>
    <style:style style:name="T58" style:family="text">
      <style:text-properties style:text-line-through-style="none" style:text-line-through-type="none" style:font-name="DejaVu Sans Condensed" fo:font-size="12pt" officeooo:rsid="0037f907" style:font-size-asian="12pt" style:font-size-complex="12pt"/>
    </style:style>
    <style:style style:name="T59" style:family="text">
      <style:text-properties style:text-line-through-style="none" style:text-line-through-type="none" style:font-name="DejaVu Sans Condensed" fo:font-size="12pt" officeooo:rsid="00323d32" style:font-size-asian="12pt" style:font-size-complex="12pt"/>
    </style:style>
    <style:style style:name="T60" style:family="text">
      <style:text-properties style:text-line-through-style="none" style:text-line-through-type="none" style:font-name="DejaVu Sans Condensed" fo:font-size="12pt" officeooo:rsid="003e5e79" style:font-size-asian="12pt" style:font-size-complex="12pt"/>
    </style:style>
    <style:style style:name="T61" style:family="text">
      <style:text-properties style:text-line-through-style="none" style:text-line-through-type="none" style:font-name="DejaVu Sans Condensed" fo:font-size="12pt" officeooo:rsid="00449aba" style:font-size-asian="12pt" style:font-size-complex="12pt"/>
    </style:style>
    <style:style style:name="T62" style:family="text">
      <style:text-properties style:text-line-through-style="none" style:text-line-through-type="none" style:font-name="DejaVu Sans Condensed" fo:font-size="12pt" fo:font-style="normal" fo:font-weight="normal" officeooo:rsid="0035f682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text-line-through-style="none" style:text-line-through-type="none" style:font-name="DejaVu Sans Condensed" fo:font-size="12pt" fo:font-style="normal" fo:font-weight="normal" officeooo:rsid="00323d32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text-line-through-style="none" style:text-line-through-type="none" style:font-name="DejaVu Sans Condensed" fo:font-size="12pt" fo:font-style="normal" fo:font-weight="normal" officeooo:rsid="0039dcb7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text-line-through-style="none" style:text-line-through-type="none" style:font-name="DejaVu Sans Condensed" fo:font-size="12pt" fo:font-style="normal" fo:font-weight="normal" officeooo:rsid="003cb2f5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text-line-through-style="none" style:text-line-through-type="none" style:font-name="DejaVu Sans Condensed" fo:font-size="12pt" fo:font-style="normal" fo:font-weight="normal" officeooo:rsid="004510fa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text-line-through-style="none" style:text-line-through-type="none" style:font-name="DejaVu Sans Condensed" fo:font-size="12pt" fo:font-style="normal" fo:font-weight="normal" officeooo:rsid="003b5ce8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line-through-style="none" style:text-line-through-type="none" style:font-name="DejaVu Sans Condensed" fo:font-size="12pt" fo:font-style="normal" fo:font-weight="normal" officeooo:rsid="00517b7d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line-through-style="none" style:text-line-through-type="none" style:font-name="DejaVu Sans Condensed" fo:font-size="12pt" fo:font-style="normal" fo:font-weight="bold" officeooo:rsid="0035f682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style:text-line-through-style="none" style:text-line-through-type="none" style:font-name="DejaVu Sans Condensed" fo:font-size="12pt" fo:font-style="normal" fo:font-weight="bold" officeooo:rsid="003b5ce8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style:text-line-through-style="none" style:text-line-through-type="none" style:font-name="DejaVu Sans Condensed" fo:font-size="12pt" fo:font-style="normal" fo:font-weight="bold" officeooo:rsid="0037f907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style:text-line-through-style="none" style:text-line-through-type="none" style:font-name="DejaVu Sans Condensed" fo:font-size="12pt" fo:font-style="normal" fo:font-weight="bold" officeooo:rsid="00323d32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74" style:family="text">
      <style:text-properties style:text-line-through-style="none" style:text-line-through-type="none" style:font-name="DejaVu Sans Condensed" fo:font-size="12pt" fo:font-weight="bold" officeooo:rsid="00334589" style:font-size-asian="12pt" style:font-weight-asian="bold" style:font-size-complex="12pt" style:font-weight-complex="bold"/>
    </style:style>
    <style:style style:name="T75" style:family="text">
      <style:text-properties style:text-line-through-style="none" style:text-line-through-type="none" style:font-name="DejaVu Sans Condensed" fo:font-size="12pt" fo:font-weight="bold" officeooo:rsid="00369693" style:font-size-asian="12pt" style:font-weight-asian="bold" style:font-size-complex="12pt" style:font-weight-complex="bold"/>
    </style:style>
    <style:style style:name="T76" style:family="text">
      <style:text-properties style:text-line-through-style="none" style:text-line-through-type="none" style:font-name="DejaVu Sans Condensed" fo:font-size="12pt" fo:font-weight="bold" officeooo:rsid="00323d32" style:font-size-asian="12pt" style:font-weight-asian="bold" style:font-size-complex="12pt" style:font-weight-complex="bold"/>
    </style:style>
    <style:style style:name="T77" style:family="text">
      <style:text-properties officeooo:rsid="003b5ce8"/>
    </style:style>
    <style:style style:name="T78" style:family="text">
      <style:text-properties officeooo:rsid="003e5e79"/>
    </style:style>
    <style:style style:name="T79" style:family="text">
      <style:text-properties officeooo:rsid="0040392a"/>
    </style:style>
    <style:style style:name="T80" style:family="text">
      <style:text-properties officeooo:rsid="00435564"/>
    </style:style>
    <style:style style:name="T81" style:family="text">
      <style:text-properties officeooo:rsid="004d7a41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officeooo:rsid="0035db3e"/>
    </style:style>
    <style:style style:name="T85" style:family="text">
      <style:text-properties officeooo:rsid="005052b5"/>
    </style:style>
    <style:style style:name="T86" style:family="text">
      <style:text-properties officeooo:rsid="00517b7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84">xx</text:span> - Controls</text:p>
          </table:table-cell>
          <table:table-cell table:style-name="Table1.A1" office:value-type="string">
            <text:p text:style-name="P8">2xx - Ground</text:p>
          </table:table-cell>
          <table:table-cell table:style-name="Table1.A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0"><text:span text:style-name="T13">5</text:span><text:span text:style-name="T14">0</text:span><text:span text:style-name="T13">2</text:span><text:span text:style-name="T4"> - </text:span><text:span text:style-name="T3">A/G </text:span><text:span text:style-name="T5">- </text:span><text:span text:style-name="T7">TPOD </text:span><text:span text:style-name="T12">use</text:span></text:p>
      <text:p text:style-name="P11"/>
      <text:p text:style-name="P1">Master Arm ... ON <text:span text:style-name="T51">(B2 button to toggle)</text:span></text:p>
      <text:p text:style-name="P9"><text:span text:style-name="T3">Master Mode ... A/G</text:span><text:span text:style-name="T9"> </text:span><text:span text:style-name="T10">(B</text:span><text:span text:style-name="T11">1</text:span><text:span text:style-name="T10"> button)</text:span></text:p>
      <text:p text:style-name="P3"/>
      <text:p text:style-name="P5">Very short version:</text:p>
      <text:list xml:id="list3948196045" text:style-name="L1">
        <text:list-item>
          <text:p text:style-name="P12"><text:span text:style-name="T30">Right MFD: </text:span><text:span text:style-name="T40">Menu</text:span><text:span text:style-name="T30">, </text:span><text:span text:style-name="T40">TPOD</text:span><text:span text:style-name="T30"> OSB, </text:span><text:span text:style-name="T40">STBY</text:span><text:span text:style-name="T30"> OSB (to </text:span><text:span text:style-name="T40">OPER</text:span><text:span text:style-name="T30">), </text:span><text:span text:style-name="T40">SAFE</text:span><text:span text:style-name="T30"> OSB (to </text:span><text:span text:style-name="T40">ARMED</text:span><text:span text:style-name="T30">), </text:span><text:span text:style-name="T40">TRNL</text:span><text:span text:style-name="T30"> OSB (to </text:span><text:span text:style-name="T40">LASR</text:span><text:span text:style-name="T30">), </text:span><text:span text:style-name="T40">ish Hat </text:span><text:span text:style-name="T42">double-</text:span><text:span text:style-name="T40">press</text:span><text:span text:style-name="T30"> (</text:span><text:span text:style-name="T32">2nd line on MFD should say </text:span><text:span text:style-name="T42">TPOD</text:span><text:span text:style-name="T30">).</text:span></text:p>
        </text:list-item>
        <text:list-item>
          <text:p text:style-name="P19"><text:span text:style-name="T22">Left MFD: </text:span><text:span text:style-name="T35">Menu</text:span><text:span text:style-name="T22">, </text:span><text:span text:style-name="T35">EHSD</text:span><text:span text:style-name="T22"> OSB;</text:span><text:span text:style-name="T31"> if using laser: </text:span><text:span text:style-name="T41">CODE</text:span><text:span text:style-name="T31"> OSB, enter laser code on UFC; </text:span><text:span text:style-name="T32">if using AUTO/CCRP bombing, press </text:span><text:span text:style-name="T35">DESG</text:span><text:span text:style-name="T22"> OSB </text:span><text:span text:style-name="T31">(</text:span><text:span text:style-name="T32">to </text:span><text:span text:style-name="T31">boxed)</text:span></text:p>
        </text:list-item>
        <text:list-item>
          <text:p text:style-name="P20"><text:span text:style-name="T82">Slew TPOD crosshair, </text:span><text:span text:style-name="T83">long-press Lower Gray Button</text:span><text:span text:style-name="T82"> to set targetpoint T0 to target. <text:s/></text:span><text:span text:style-name="T83">Dish Hat left</text:span><text:span text:style-name="T82"> to toggle FOV, </text:span><text:span text:style-name="T83">Middle Finger Hat up/down</text:span><text:span text:style-name="T82"> to zoom, </text:span><text:span text:style-name="T83">Pinky Button</text:span><text:span text:style-name="T82"> to fire laser, </text:span><text:span text:style-name="T83">Dish Hat long-right</text:span><text:span text:style-name="T82"> to toggle CCD/FLIR, </text:span><text:span text:style-name="T83">Dish Hat right</text:span><text:span text:style-name="T82"> to toggle WHOT/BHOT, </text:span><text:span text:style-name="T83">Dish Hat down</text:span><text:span text:style-name="T82"> to cycle tracking mode.</text:span></text:p>
        </text:list-item>
        <text:list-item>
          <text:p text:style-name="P21"><text:span text:style-name="T83">In order to arm laser, all of these must be true</text:span><text:span text:style-name="T82">, else laser will be set to SAFE: landing gear up, airspeed &gt; 100 kts, Master Arm ARM, Master Mode A/G, TPOD SWFOV mode OFF, TPOD in AREA or POINT lock or slaved to a System Designation.</text:span></text:p>
        </text:list-item>
      </text:list>
      <text:p text:style-name="P3"/>
      <text:p text:style-name="P4">TPOD use</text:p>
      <text:list xml:id="list2456812472" text:style-name="L2">
        <text:list-item>
          <text:p text:style-name="P13"><text:span text:style-name="T32">On right MFD, press </text:span><text:span text:style-name="T42">Menu</text:span><text:span text:style-name="T32">, </text:span><text:span text:style-name="T36">TPOD</text:span><text:span text:style-name="T23"> OSB</text:span><text:span text:style-name="T33">. <text:s/>If no picture, press </text:span><text:span text:style-name="T36">STBY</text:span><text:span text:style-name="T23"> OSB </text:span><text:span text:style-name="T32">(to </text:span><text:span text:style-name="T42">OPER</text:span><text:span text:style-name="T32">)</text:span><text:span text:style-name="T23">.</text:span></text:p>
        </text:list-item>
        <text:list-item>
          <text:p text:style-name="P22"><text:span text:style-name="T86">P</text:span>ress <text:span text:style-name="T46">Dish Hat double-press</text:span> to put TPOD into right MFD and set <text:span text:style-name="T86">as SOI (</text:span>TDC control<text:span text:style-name="T86">s</text:span> <text:span text:style-name="T46">TPOD</text:span><text:span text:style-name="T86">)</text:span>.</text:p>
          <text:list>
            <text:list-header>
              <text:p text:style-name="P29"><text:span text:style-name="T45">I</text:span><text:span text:style-name="T44">MPORTANT AND POTENTIALLY CONFUSING:</text:span></text:p>
            </text:list-header>
          </text:list>
        </text:list-item>
      </text:list>
      <text:list text:style-name="L3">
        <text:list-item>
          <text:list>
            <text:list-item>
              <text:p text:style-name="P30"><text:span text:style-name="T23">I</text:span><text:span text:style-name="T22">f TPOD is already in right MFD, </text:span><text:span text:style-name="T35">Dish Hat double-press</text:span><text:span text:style-name="T22"> will cycle TDC control of </text:span><text:span text:style-name="T35">TPOD</text:span><text:span text:style-name="T22"> or </text:span><text:span text:style-name="T35">TV/INS</text:span><text:span text:style-name="T22"> (DMT), as shown in second line below OSBs at the top of the right MFD.</text:span></text:p>
            </text:list-item>
            <text:list-item>
              <text:p text:style-name="P14"><text:span text:style-name="T37">When TDC is controlling TPOD,</text:span><text:span text:style-name="T25"> Dish Hat U/D/L/R controls TPOD functions (see below).</text:span></text:p>
            </text:list-item>
            <text:list-item>
              <text:p text:style-name="P14"><text:span text:style-name="T37">When TDC is not controlling TPOD</text:span><text:span text:style-name="T25">, even if TPOD video is showing, Dish Hat U/D/L/R has normal HOTAS functions.</text:span></text:p>
            </text:list-item>
          </text:list>
        </text:list-item>
      </text:list>
      <text:list xml:id="list214224092464731" text:continue-list="list2456812472" text:style-name="L2">
        <text:list-item>
          <text:p text:style-name="P22">If using laser <text:span text:style-name="T80">(all controls on TPOD MFD unless otherwise noted)</text:span>:</text:p>
          <text:list>
            <text:list-item>
              <text:p text:style-name="P24">Set laser code: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18"><text:span text:style-name="T43">IMPORTANT:</text:span><text:span text:style-name="T34"> Laser code is reset whenever there's weight-on-wheels.</text:span></text:p>
                </text:list-item>
              </text:list>
            </text:list-item>
          </text:list>
        </text:list-item>
      </text:list>
      <text:list xml:id="list214224011869554" text:continue-list="list214224092464731" text:style-name="L2">
        <text:list-item>
          <text:list>
            <text:list-item>
              <text:list>
                <text:list-item>
                  <text:p text:style-name="P25">In <text:span text:style-name="T46">A/G master mode</text:span>, on <text:span text:style-name="T46">EHSD</text:span> <text:span text:style-name="T86">page</text:span>, press the <text:span text:style-name="T46">CODE</text:span> OSB.</text:p>
                </text:list-item>
                <text:list-item>
                  <text:p text:style-name="P23"><text:span text:style-name="T52">Enter code on UFC and press </text:span><text:span text:style-name="T47">ENT</text:span><text:span text:style-name="T52"> button on UFC</text:span>.</text:p>
                </text:list-item>
              </text:list>
            </text:list-item>
            <text:list-item>
              <text:p text:style-name="P22">Press <text:span text:style-name="T46">SAFE</text:span> OSB on top row left so it says <text:span text:style-name="T46">ARMED</text:span>.</text:p>
            </text:list-item>
            <text:list-item>
              <text:p text:style-name="P13"><text:span text:style-name="T23">Press </text:span><text:span text:style-name="T39">TRNL</text:span><text:span text:style-name="T23"> OSB on top row so it says </text:span><text:span text:style-name="T36">LASR</text:span><text:span text:style-name="T23">. <text:s/></text:span><text:span text:style-name="T28">Other modes are TRNL (training), MRKR (marker), D+M (designator and marker), EYES (eye-safe laser </text:span><text:span text:style-name="T29">designator to protect</text:span><text:span text:style-name="T28"> ground troops)</text:span></text:p>
            </text:list-item>
            <text:list-item>
              <text:p text:style-name="P22">To fire laser, press <text:span text:style-name="T46">FIRE</text:span> OSB on top row so it's boxed <text:span text:style-name="T78">or press </text:span><text:span text:style-name="T48">Pinky Button</text:span><text:span text:style-name="T86"> (mapped to that OSB)</text:span>. <text:s/>Laser <text:span text:style-name="T86">can be fired continuously</text:span>.</text:p>
            </text:list-item>
          </text:list>
        </text:list-item>
        <text:list-item>
          <text:p text:style-name="P13"><text:span text:style-name="T26">Controls: </text:span><text:span text:style-name="T27">W</text:span><text:span text:style-name="T24">ith TPOD on MFD </text:span><text:span text:style-name="T37">and TDC controlling TPOD</text:span><text:span text:style-name="T25">, </text:span><text:span text:style-name="T27">control TPOD functions with </text:span><text:span text:style-name="T38">Dish Hat</text:span><text:span text:style-name="T27">:</text:span></text:p>
        </text:list-item>
      </text:list>
      <text:list text:style-name="L4">
        <text:list-item>
          <text:list>
            <text:list-item>
              <text:p text:style-name="P32"><text:span text:style-name="T73">U:</text:span><text:span text:style-name="T54"> </text:span><text:span text:style-name="T55">Toggles </text:span><text:span text:style-name="T75">LTIP</text:span><text:span text:style-name="T55"> mode (some kind of special laser ranging mode, not fully modeled??)</text:span></text:p>
            </text:list-item>
            <text:list-item>
              <text:p text:style-name="P32"><text:span text:style-name="T73">D:</text:span><text:span text:style-name="T54"> Cycles between </text:span><text:span text:style-name="T73">AR</text:span><text:span text:style-name="T54"> (</text:span><text:span text:style-name="T56">A</text:span><text:span text:style-name="T54">rea track), </text:span><text:span text:style-name="T73">PT</text:span><text:span text:style-name="T54"> (</text:span><text:span text:style-name="T56">P</text:span><text:span text:style-name="T54">oint track), </text:span><text:span text:style-name="T57">and </text:span><text:span text:style-name="T74">MT</text:span><text:span text:style-name="T57"> (</text:span><text:span text:style-name="T56">M</text:span><text:span text:style-name="T57">oving target, </text:span><text:span text:style-name="T60">same as PT for now</text:span><text:span text:style-name="T57">)</text:span><text:span text:style-name="T54"> modes. <text:s/></text:span><text:span text:style-name="T61">PT and MT will automatically "snap" to targets, AR will not.</text:span></text:p>
            </text:list-item>
            <text:list-item>
              <text:p text:style-name="P31"><text:span text:style-name="T76">D-L:</text:span><text:span text:style-name="T59"> Selects </text:span><text:span text:style-name="T76">INR</text:span><text:span text:style-name="T59"> (inertial track) mode </text:span><text:span text:style-name="T58">(not sure what this does??)</text:span></text:p>
            </text:list-item>
            <text:list-item>
              <text:p text:style-name="P33"><text:span text:style-name="T46">L:</text:span> Toggles <text:span text:style-name="T46">NFOV</text:span>/<text:span text:style-name="T46">WFOV</text:span></text:p>
            </text:list-item>
            <text:list-item>
              <text:p text:style-name="P32"><text:span text:style-name="T73">L-L:</text:span><text:span text:style-name="T54"> Enters </text:span><text:span text:style-name="T73">LSS</text:span><text:span text:style-name="T54"> </text:span><text:span text:style-name="T56">(Laser Spot Search) </text:span><text:span text:style-name="T54">mode</text:span></text:p>
            </text:list-item>
            <text:list-item>
              <text:p text:style-name="P33"><text:span text:style-name="T46">R:</text:span> Toggles <text:span text:style-name="T46">WHOT</text:span>/<text:span text:style-name="T46">BHOT</text:span> in FLIR mode</text:p>
            </text:list-item>
            <text:list-item>
              <text:p text:style-name="P15"><text:span text:style-name="T72">R-L:</text:span><text:span text:style-name="T63"> Toggles </text:span><text:span text:style-name="T71">CCD</text:span><text:span text:style-name="T63">/</text:span><text:span text:style-name="T72">FLIR</text:span><text:span text:style-name="T63"> mode</text:span></text:p>
            </text:list-item>
            <text:list-item>
              <text:p text:style-name="P15"><text:span text:style-name="T64">O</text:span><text:span text:style-name="T62">n throttle, </text:span><text:span text:style-name="T69">Pinky Button</text:span><text:span text:style-name="T62"> to toggle </text:span><text:span text:style-name="T69">laser</text:span><text:span text:style-name="T62"> (</text:span><text:span text:style-name="T68">mapped to </text:span><text:span text:style-name="T62">OSB 8) and </text:span><text:span text:style-name="T69">Middle Finger Hat up/down</text:span><text:span text:style-name="T62"> to </text:span><text:span text:style-name="T69">zoom</text:span><text:span text:style-name="T62"> (</text:span><text:span text:style-name="T68">mapped to </text:span><text:span text:style-name="T62">OSB 3 and 4).</text:span></text:p>
            </text:list-item>
            <text:list-item>
              <text:p text:style-name="P16"><text:span text:style-name="T62">P</text:span><text:span text:style-name="T67">ress </text:span><text:span text:style-name="T70">Flip-down Trigger 2x</text:span><text:span text:style-name="T67"> to undesignate </text:span><text:span text:style-name="T65">(1st press)</text:span><text:span text:style-name="T67"> and slave TPOD to </text:span><text:span text:style-name="T66">VV</text:span><text:span text:style-name="T67"> </text:span><text:span text:style-name="T65">(2nd press)</text:span><text:span text:style-name="T67">.</text:span></text:p>
            </text:list-item>
          </text:list>
        </text:list-item>
      </text:list>
      <text:list xml:id="list214223428536696" text:continue-list="list214224011869554" text:style-name="L2">
        <text:list-item>
          <text:p text:style-name="P34">Designate a target <text:span text:style-name="T79">for AUTO (CCRP) bomb drops, including GBUs and JDAMs:</text:span></text:p>
          <text:list>
            <text:list-item>
              <text:p text:style-name="P26">Put INS system into Designation mode:</text:p>
              <text:list>
                <text:list-item>
                  <text:p text:style-name="P27">Go to <text:span text:style-name="T46">EHSD</text:span> page <text:span text:style-name="T77">on left MFD</text:span>.</text:p>
                </text:list-item>
                <text:list-item>
                  <text:p text:style-name="P27">Make sure <text:span text:style-name="T46">WYPT</text:span> <text:span text:style-name="T77">OSB </text:span>is boxed.</text:p>
                </text:list-item>
                <text:list-item>
                  <text:p text:style-name="P35"><text:span text:style-name="T17">Press </text:span><text:span text:style-name="T6">DESG</text:span><text:span text:style-name="T16"> </text:span><text:span text:style-name="T18">OSB</text:span><text:span text:style-name="T17">. <text:s/>Should say </text:span><text:span text:style-name="T8">DESG STP</text:span><text:span text:style-name="T17">. <text:s/>This creates </text:span><text:span text:style-name="T19">a target from the </text:span><text:span text:style-name="T20">current </text:span><text:span text:style-name="T19">waypoint.</text:span></text:p>
                </text:list-item>
              </text:list>
            </text:list-item>
            <text:list-item>
              <text:p text:style-name="P36"><text:span text:style-name="T16">C</text:span><text:span text:style-name="T15">CRP steering symbology should appear on HUD, and bomb can be dropped</text:span><text:span text:style-name="T21">.</text:span></text:p>
            </text:list-item>
          </text:list>
          <text:p text:style-name="P28">Note that targeting symbology is distinct from navigation symbology. <text:s/>The INS will always navigate to the steerpoint (either a waypoint, or a target point, which is not the same as a target designation). <text:s/>You can set target point T0 to the current target designation at any time by Long-Press Lower Gray button on the joystick.</text:p>
          <text:list text:continue-numbering="true">
            <text:list-item>
              <text:p text:style-name="P36"><text:span text:style-name="T16">Y</text:span><text:span text:style-name="T15">ou can now move/redesignate the target using any aircraft sensor (TPOD, DMT, etc) and the steering symbology should move to follow the new target position, and the EHSD will say DESG TGT. <text:s/>This means the steerpoint (navigation symbology) is not at the same place as the target (target symbology).</text:span></text:p>
            </text:list-item>
            <text:list-item>
              <text:p text:style-name="P28"><text:span text:style-name="T85">If "Unrealistic TDC behavior" box in Options is checked (recommended), w</text:span>hen slewing the TPOD, the target point will be updated automatically to the crosshairs as soon as you stop slewing.</text:p>
            </text:list-item>
          </text:list>
        </text:list-item>
      </text:list>
      <text:p text:style-name="P6"/>
      <text:p text:style-name="P2">Valid laser codes:</text:p>
      <text:list text:style-name="L5">
        <text:list-item>
          <text:p text:style-name="P17"><text:span text:style-name="T1">Format is ABCC, A=1, B=1-7 (or 1-6 in DCS??), C=1-8, never</text:span><text:span text:style-name="T2"> 0 or 9. <text:s/></text:span><text:span text:style-name="T1">Range should be 1111 to 1788 but may be 1111 to 1688 in the game. <text:s/>Some planes in DCS (A-10C?) may not be able to set B=7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5-01T21:42:22.846000000</dc:date>
    <meta:editing-duration>PT11H30M14S</meta:editing-duration>
    <meta:editing-cycles>5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0" meta:word-count="800" meta:character-count="4272" meta:non-whitespace-character-count="3546"/>
  </office:meta>
</office:document-meta>
</file>